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 office:value-type="string" calcext:value-type="string">
            <text:p>W^9W21: 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1805" calcext:value-type="float">
            <text:p>131805</text:p>
          </table:table-cell>
          <table:table-cell/>
          <table:table-cell table:formula="of:=AVERAGE([.A2:.A255])" office:value-type="float" office:value="168.354330708661" calcext:value-type="float">
            <text:p>168.3543307087</text:p>
          </table:table-cell>
          <table:table-cell table:formula="of:=AVERAGE([.B2:.B255])" office:value-type="float" office:value="200664.543307087" calcext:value-type="float">
            <text:p>200664.543307087</text:p>
          </table:table-cell>
          <table:table-cell/>
          <table:table-cell office:value-type="string" calcext:value-type="string">
            <text:p>NumSoln=168</text:p>
          </table:table-cell>
          <table:table-cell/>
          <table:table-cell table:formula="of:=[.B2]/[.A2]" office:value-type="float" office:value="1231.82242990654" calcext:value-type="float">
            <text:p>1231.822429906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39728" calcext:value-type="float">
            <text:p>339728</text:p>
          </table:table-cell>
          <table:table-cell table:number-columns-repeated="6"/>
          <table:table-cell table:formula="of:=[.B3]/[.A3]" office:value-type="float" office:value="1230.89855072464" calcext:value-type="float">
            <text:p>1230.898550724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43990" calcext:value-type="float">
            <text:p>343990</text:p>
          </table:table-cell>
          <table:table-cell table:number-columns-repeated="6"/>
          <table:table-cell table:formula="of:=[.B4]/[.A4]" office:value-type="float" office:value="1219.82269503546" calcext:value-type="float">
            <text:p>1219.82269503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819" calcext:value-type="float">
            <text:p>89819</text:p>
          </table:table-cell>
          <table:table-cell table:number-columns-repeated="6"/>
          <table:table-cell table:formula="of:=[.B5]/[.A5]" office:value-type="float" office:value="1230.39726027397" calcext:value-type="float">
            <text:p>1230.39726027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6757" calcext:value-type="float">
            <text:p>276757</text:p>
          </table:table-cell>
          <table:table-cell table:number-columns-repeated="6"/>
          <table:table-cell table:formula="of:=[.B6]/[.A6]" office:value-type="float" office:value="1230.03111111111" calcext:value-type="float">
            <text:p>1230.03111111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6049" calcext:value-type="float">
            <text:p>256049</text:p>
          </table:table-cell>
          <table:table-cell table:number-columns-repeated="6"/>
          <table:table-cell table:formula="of:=[.B7]/[.A7]" office:value-type="float" office:value="1225.11483253589" calcext:value-type="float">
            <text:p>1225.11483253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3323" calcext:value-type="float">
            <text:p>233323</text:p>
          </table:table-cell>
          <table:table-cell table:number-columns-repeated="6"/>
          <table:table-cell table:formula="of:=[.B8]/[.A8]" office:value-type="float" office:value="1221.58638743456" calcext:value-type="float">
            <text:p>1221.586387434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11189" calcext:value-type="float">
            <text:p>311189</text:p>
          </table:table-cell>
          <table:table-cell table:number-columns-repeated="6"/>
          <table:table-cell table:formula="of:=[.B9]/[.A9]" office:value-type="float" office:value="1225.15354330709" calcext:value-type="float">
            <text:p>1225.15354330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6423" calcext:value-type="float">
            <text:p>186423</text:p>
          </table:table-cell>
          <table:table-cell table:number-columns-repeated="6"/>
          <table:table-cell table:formula="of:=[.B10]/[.A10]" office:value-type="float" office:value="1234.58940397351" calcext:value-type="float">
            <text:p>1234.58940397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1973" calcext:value-type="float">
            <text:p>151973</text:p>
          </table:table-cell>
          <table:table-cell table:number-columns-repeated="6"/>
          <table:table-cell table:formula="of:=[.B11]/[.A11]" office:value-type="float" office:value="1225.58870967742" calcext:value-type="float">
            <text:p>1225.58870967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241" calcext:value-type="float">
            <text:p>57241</text:p>
          </table:table-cell>
          <table:table-cell table:number-columns-repeated="6"/>
          <table:table-cell table:formula="of:=[.B12]/[.A12]" office:value-type="float" office:value="1217.89361702128" calcext:value-type="float">
            <text:p>1217.89361702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7037" calcext:value-type="float">
            <text:p>237037</text:p>
          </table:table-cell>
          <table:table-cell table:number-columns-repeated="6"/>
          <table:table-cell table:formula="of:=[.B13]/[.A13]" office:value-type="float" office:value="1221.84020618557" calcext:value-type="float">
            <text:p>1221.84020618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9250" calcext:value-type="float">
            <text:p>189250</text:p>
          </table:table-cell>
          <table:table-cell table:number-columns-repeated="6"/>
          <table:table-cell table:formula="of:=[.B14]/[.A14]" office:value-type="float" office:value="1220.96774193548" calcext:value-type="float">
            <text:p>1220.967741935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6982" calcext:value-type="float">
            <text:p>296982</text:p>
          </table:table-cell>
          <table:table-cell table:number-columns-repeated="6"/>
          <table:table-cell table:formula="of:=[.B15]/[.A15]" office:value-type="float" office:value="1227.19834710744" calcext:value-type="float">
            <text:p>1227.19834710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9006" calcext:value-type="float">
            <text:p>169006</text:p>
          </table:table-cell>
          <table:table-cell table:number-columns-repeated="6"/>
          <table:table-cell table:formula="of:=[.B16]/[.A16]" office:value-type="float" office:value="1224.68115942029" calcext:value-type="float">
            <text:p>1224.68115942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4693" calcext:value-type="float">
            <text:p>134693</text:p>
          </table:table-cell>
          <table:table-cell table:number-columns-repeated="6"/>
          <table:table-cell table:formula="of:=[.B17]/[.A17]" office:value-type="float" office:value="1224.48181818182" calcext:value-type="float">
            <text:p>1224.48181818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61471" calcext:value-type="float">
            <text:p>661471</text:p>
          </table:table-cell>
          <table:table-cell table:number-columns-repeated="6"/>
          <table:table-cell table:formula="of:=[.B18]/[.A18]" office:value-type="float" office:value="1231.7895716946" calcext:value-type="float">
            <text:p>1231.78957169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5905" calcext:value-type="float">
            <text:p>105905</text:p>
          </table:table-cell>
          <table:table-cell table:number-columns-repeated="6"/>
          <table:table-cell table:formula="of:=[.B19]/[.A19]" office:value-type="float" office:value="1217.29885057471" calcext:value-type="float">
            <text:p>1217.29885057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764" calcext:value-type="float">
            <text:p>44764</text:p>
          </table:table-cell>
          <table:table-cell table:number-columns-repeated="6"/>
          <table:table-cell table:formula="of:=[.B20]/[.A20]" office:value-type="float" office:value="1209.83783783784" calcext:value-type="float">
            <text:p>1209.837837837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1572" calcext:value-type="float">
            <text:p>251572</text:p>
          </table:table-cell>
          <table:table-cell table:number-columns-repeated="6"/>
          <table:table-cell table:formula="of:=[.B21]/[.A21]" office:value-type="float" office:value="1227.18048780488" calcext:value-type="float">
            <text:p>1227.180487804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9192" calcext:value-type="float">
            <text:p>369192</text:p>
          </table:table-cell>
          <table:table-cell table:number-columns-repeated="6"/>
          <table:table-cell table:formula="of:=[.B22]/[.A22]" office:value-type="float" office:value="1198.67532467532" calcext:value-type="float">
            <text:p>1198.67532467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362" calcext:value-type="float">
            <text:p>82362</text:p>
          </table:table-cell>
          <table:table-cell table:number-columns-repeated="6"/>
          <table:table-cell table:formula="of:=[.B23]/[.A23]" office:value-type="float" office:value="1176.6" calcext:value-type="float">
            <text:p>1176.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8622" calcext:value-type="float">
            <text:p>258622</text:p>
          </table:table-cell>
          <table:table-cell table:number-columns-repeated="6"/>
          <table:table-cell table:formula="of:=[.B24]/[.A24]" office:value-type="float" office:value="1164.96396396396" calcext:value-type="float">
            <text:p>1164.9639639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4605" calcext:value-type="float">
            <text:p>104605</text:p>
          </table:table-cell>
          <table:table-cell table:number-columns-repeated="6"/>
          <table:table-cell table:formula="of:=[.B25]/[.A25]" office:value-type="float" office:value="1175.33707865169" calcext:value-type="float">
            <text:p>1175.33707865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913" calcext:value-type="float">
            <text:p>12913</text:p>
          </table:table-cell>
          <table:table-cell table:number-columns-repeated="6"/>
          <table:table-cell table:formula="of:=[.B26]/[.A26]" office:value-type="float" office:value="1173.90909090909" calcext:value-type="float">
            <text:p>1173.90909090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114" calcext:value-type="float">
            <text:p>14114</text:p>
          </table:table-cell>
          <table:table-cell table:number-columns-repeated="6"/>
          <table:table-cell table:formula="of:=[.B27]/[.A27]" office:value-type="float" office:value="1176.16666666667" calcext:value-type="float">
            <text:p>1176.166666666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60976" calcext:value-type="float">
            <text:p>260976</text:p>
          </table:table-cell>
          <table:table-cell table:number-columns-repeated="6"/>
          <table:table-cell table:formula="of:=[.B28]/[.A28]" office:value-type="float" office:value="1170.29596412556" calcext:value-type="float">
            <text:p>1170.295964125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1656" calcext:value-type="float">
            <text:p>221656</text:p>
          </table:table-cell>
          <table:table-cell table:number-columns-repeated="6"/>
          <table:table-cell table:formula="of:=[.B29]/[.A29]" office:value-type="float" office:value="1179.02127659574" calcext:value-type="float">
            <text:p>1179.0212765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941" calcext:value-type="float">
            <text:p>18941</text:p>
          </table:table-cell>
          <table:table-cell table:number-columns-repeated="6"/>
          <table:table-cell table:formula="of:=[.B30]/[.A30]" office:value-type="float" office:value="1183.8125" calcext:value-type="float">
            <text:p>1183.81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3263" calcext:value-type="float">
            <text:p>113263</text:p>
          </table:table-cell>
          <table:table-cell table:number-columns-repeated="6"/>
          <table:table-cell table:formula="of:=[.B31]/[.A31]" office:value-type="float" office:value="1167.65979381443" calcext:value-type="float">
            <text:p>1167.659793814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8473" calcext:value-type="float">
            <text:p>198473</text:p>
          </table:table-cell>
          <table:table-cell table:number-columns-repeated="6"/>
          <table:table-cell table:formula="of:=[.B32]/[.A32]" office:value-type="float" office:value="1167.48823529412" calcext:value-type="float">
            <text:p>1167.488235294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51054" calcext:value-type="float">
            <text:p>351054</text:p>
          </table:table-cell>
          <table:table-cell table:number-columns-repeated="6"/>
          <table:table-cell table:formula="of:=[.B33]/[.A33]" office:value-type="float" office:value="1174.09364548495" calcext:value-type="float">
            <text:p>1174.0936454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4082" calcext:value-type="float">
            <text:p>114082</text:p>
          </table:table-cell>
          <table:table-cell table:number-columns-repeated="6"/>
          <table:table-cell table:formula="of:=[.B34]/[.A34]" office:value-type="float" office:value="1176.10309278351" calcext:value-type="float">
            <text:p>1176.103092783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87241" calcext:value-type="float">
            <text:p>887241</text:p>
          </table:table-cell>
          <table:table-cell table:number-columns-repeated="6"/>
          <table:table-cell table:formula="of:=[.B35]/[.A35]" office:value-type="float" office:value="1173.59920634921" calcext:value-type="float">
            <text:p>1173.599206349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29683" calcext:value-type="float">
            <text:p>529683</text:p>
          </table:table-cell>
          <table:table-cell table:number-columns-repeated="6"/>
          <table:table-cell table:formula="of:=[.B36]/[.A36]" office:value-type="float" office:value="1179.69487750557" calcext:value-type="float">
            <text:p>1179.6948775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7523" calcext:value-type="float">
            <text:p>97523</text:p>
          </table:table-cell>
          <table:table-cell table:number-columns-repeated="6"/>
          <table:table-cell table:formula="of:=[.B37]/[.A37]" office:value-type="float" office:value="1203.98765432099" calcext:value-type="float">
            <text:p>1203.9876543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07965" calcext:value-type="float">
            <text:p>307965</text:p>
          </table:table-cell>
          <table:table-cell table:number-columns-repeated="6"/>
          <table:table-cell table:formula="of:=[.B38]/[.A38]" office:value-type="float" office:value="1217.25296442688" calcext:value-type="float">
            <text:p>1217.252964426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81988" calcext:value-type="float">
            <text:p>381988</text:p>
          </table:table-cell>
          <table:table-cell table:number-columns-repeated="6"/>
          <table:table-cell table:formula="of:=[.B39]/[.A39]" office:value-type="float" office:value="1220.4089456869" calcext:value-type="float">
            <text:p>1220.40894568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886" calcext:value-type="float">
            <text:p>99886</text:p>
          </table:table-cell>
          <table:table-cell table:number-columns-repeated="6"/>
          <table:table-cell table:formula="of:=[.B40]/[.A40]" office:value-type="float" office:value="1218.12195121951" calcext:value-type="float">
            <text:p>1218.12195121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1376" calcext:value-type="float">
            <text:p>91376</text:p>
          </table:table-cell>
          <table:table-cell table:number-columns-repeated="6"/>
          <table:table-cell table:formula="of:=[.B41]/[.A41]" office:value-type="float" office:value="1218.34666666667" calcext:value-type="float">
            <text:p>1218.34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175" calcext:value-type="float">
            <text:p>30175</text:p>
          </table:table-cell>
          <table:table-cell table:number-columns-repeated="6"/>
          <table:table-cell table:formula="of:=[.B42]/[.A42]"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71104" calcext:value-type="float">
            <text:p>371104</text:p>
          </table:table-cell>
          <table:table-cell table:number-columns-repeated="6"/>
          <table:table-cell table:formula="of:=[.B43]/[.A43]" office:value-type="float" office:value="1216.73442622951" calcext:value-type="float">
            <text:p>1216.734426229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43749" calcext:value-type="float">
            <text:p>343749</text:p>
          </table:table-cell>
          <table:table-cell table:number-columns-repeated="6"/>
          <table:table-cell table:formula="of:=[.B44]/[.A44]" office:value-type="float" office:value="1218.96808510638" calcext:value-type="float">
            <text:p>1218.96808510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1232" calcext:value-type="float">
            <text:p>111232</text:p>
          </table:table-cell>
          <table:table-cell table:number-columns-repeated="6"/>
          <table:table-cell table:formula="of:=[.B45]/[.A45]" office:value-type="float" office:value="1209.04347826087" calcext:value-type="float">
            <text:p>1209.04347826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675" calcext:value-type="float">
            <text:p>103675</text:p>
          </table:table-cell>
          <table:table-cell table:number-columns-repeated="6"/>
          <table:table-cell table:formula="of:=[.B46]/[.A46]" office:value-type="float" office:value="1234.22619047619" calcext:value-type="float">
            <text:p>1234.22619047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704" calcext:value-type="float">
            <text:p>48704</text:p>
          </table:table-cell>
          <table:table-cell table:number-columns-repeated="6"/>
          <table:table-cell table:formula="of:=[.B47]/[.A47]" office:value-type="float" office:value="1281.68421052632" calcext:value-type="float">
            <text:p>1281.68421052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2760" calcext:value-type="float">
            <text:p>92760</text:p>
          </table:table-cell>
          <table:table-cell table:number-columns-repeated="6"/>
          <table:table-cell table:formula="of:=[.B48]/[.A48]" office:value-type="float" office:value="1270.68493150685" calcext:value-type="float">
            <text:p>1270.684931506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8625" calcext:value-type="float">
            <text:p>168625</text:p>
          </table:table-cell>
          <table:table-cell table:number-columns-repeated="6"/>
          <table:table-cell table:formula="of:=[.B49]/[.A49]" office:value-type="float" office:value="1267.85714285714" calcext:value-type="float">
            <text:p>1267.85714285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3783" calcext:value-type="float">
            <text:p>163783</text:p>
          </table:table-cell>
          <table:table-cell table:number-columns-repeated="6"/>
          <table:table-cell table:formula="of:=[.B50]/[.A50]" office:value-type="float" office:value="1259.86923076923" calcext:value-type="float">
            <text:p>1259.86923076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1307" calcext:value-type="float">
            <text:p>161307</text:p>
          </table:table-cell>
          <table:table-cell table:number-columns-repeated="6"/>
          <table:table-cell table:formula="of:=[.B51]/[.A51]" office:value-type="float" office:value="1260.2109375" calcext:value-type="float">
            <text:p>1260.210937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94865" calcext:value-type="float">
            <text:p>1094865</text:p>
          </table:table-cell>
          <table:table-cell table:number-columns-repeated="6"/>
          <table:table-cell table:formula="of:=[.B52]/[.A52]" office:value-type="float" office:value="1270.14501160093" calcext:value-type="float">
            <text:p>1270.14501160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352" calcext:value-type="float">
            <text:p>57352</text:p>
          </table:table-cell>
          <table:table-cell table:number-columns-repeated="6"/>
          <table:table-cell table:formula="of:=[.B53]/[.A53]" office:value-type="float" office:value="1274.48888888889" calcext:value-type="float">
            <text:p>1274.488888888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5997" calcext:value-type="float">
            <text:p>195997</text:p>
          </table:table-cell>
          <table:table-cell table:number-columns-repeated="6"/>
          <table:table-cell table:formula="of:=[.B54]/[.A54]" office:value-type="float" office:value="1272.70779220779" calcext:value-type="float">
            <text:p>1272.70779220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0920" calcext:value-type="float">
            <text:p>130920</text:p>
          </table:table-cell>
          <table:table-cell table:number-columns-repeated="6"/>
          <table:table-cell table:formula="of:=[.B55]/[.A55]" office:value-type="float" office:value="1283.52941176471" calcext:value-type="float">
            <text:p>1283.52941176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0691" calcext:value-type="float">
            <text:p>190691</text:p>
          </table:table-cell>
          <table:table-cell table:number-columns-repeated="6"/>
          <table:table-cell table:formula="of:=[.B56]/[.A56]" office:value-type="float" office:value="1271.27333333333" calcext:value-type="float">
            <text:p>1271.27333333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4264" calcext:value-type="float">
            <text:p>114264</text:p>
          </table:table-cell>
          <table:table-cell table:number-columns-repeated="6"/>
          <table:table-cell table:formula="of:=[.B57]/[.A57]" office:value-type="float" office:value="1269.6" calcext:value-type="float">
            <text:p>1269.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6750" calcext:value-type="float">
            <text:p>156750</text:p>
          </table:table-cell>
          <table:table-cell table:number-columns-repeated="6"/>
          <table:table-cell table:formula="of:=[.B58]/[.A58]" office:value-type="float" office:value="1274.39024390244" calcext:value-type="float">
            <text:p>1274.39024390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050" calcext:value-type="float">
            <text:p>37050</text:p>
          </table:table-cell>
          <table:table-cell table:number-columns-repeated="6"/>
          <table:table-cell table:formula="of:=[.B59]/[.A59]"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74289" calcext:value-type="float">
            <text:p>474289</text:p>
          </table:table-cell>
          <table:table-cell table:number-columns-repeated="6"/>
          <table:table-cell table:formula="of:=[.B60]/[.A60]" office:value-type="float" office:value="1251.42216358839" calcext:value-type="float">
            <text:p>1251.422163588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47941" calcext:value-type="float">
            <text:p>247941</text:p>
          </table:table-cell>
          <table:table-cell table:number-columns-repeated="6"/>
          <table:table-cell table:formula="of:=[.B61]/[.A61]" office:value-type="float" office:value="1227.43069306931" calcext:value-type="float">
            <text:p>1227.43069306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161" calcext:value-type="float">
            <text:p>48161</text:p>
          </table:table-cell>
          <table:table-cell table:number-columns-repeated="6"/>
          <table:table-cell table:formula="of:=[.B62]/[.A62]" office:value-type="float" office:value="1234.89743589744" calcext:value-type="float">
            <text:p>1234.897435897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6588" calcext:value-type="float">
            <text:p>166588</text:p>
          </table:table-cell>
          <table:table-cell table:number-columns-repeated="6"/>
          <table:table-cell table:formula="of:=[.B63]/[.A63]" office:value-type="float" office:value="1224.91176470588" calcext:value-type="float">
            <text:p>1224.91176470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3114" calcext:value-type="float">
            <text:p>113114</text:p>
          </table:table-cell>
          <table:table-cell table:number-columns-repeated="6"/>
          <table:table-cell table:formula="of:=[.B64]/[.A64]" office:value-type="float" office:value="1216.27956989247" calcext:value-type="float">
            <text:p>1216.27956989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5662" calcext:value-type="float">
            <text:p>195662</text:p>
          </table:table-cell>
          <table:table-cell table:number-columns-repeated="6"/>
          <table:table-cell table:formula="of:=[.B65]/[.A65]" office:value-type="float" office:value="1230.5786163522" calcext:value-type="float">
            <text:p>1230.57861635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906" calcext:value-type="float">
            <text:p>36906</text:p>
          </table:table-cell>
          <table:table-cell table:number-columns-repeated="6"/>
          <table:table-cell table:formula="of:=[.B66]/[.A66]" office:value-type="float" office:value="1230.2" calcext:value-type="float">
            <text:p>1230.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64194" calcext:value-type="float">
            <text:p>464194</text:p>
          </table:table-cell>
          <table:table-cell table:number-columns-repeated="6"/>
          <table:table-cell table:formula="of:=[.B67]/[.A67]" office:value-type="float" office:value="1228.02645502646" calcext:value-type="float">
            <text:p>1228.02645502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1554" calcext:value-type="float">
            <text:p>201554</text:p>
          </table:table-cell>
          <table:table-cell table:number-columns-repeated="6"/>
          <table:table-cell table:formula="of:=[.B68]/[.A68]" office:value-type="float" office:value="1221.53939393939" calcext:value-type="float">
            <text:p>1221.53939393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90" calcext:value-type="float">
            <text:p>19390</text:p>
          </table:table-cell>
          <table:table-cell table:number-columns-repeated="6"/>
          <table:table-cell table:formula="of:=[.B69]/[.A69]" office:value-type="float" office:value="1211.875" calcext:value-type="float">
            <text:p>1211.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432" calcext:value-type="float">
            <text:p>24432</text:p>
          </table:table-cell>
          <table:table-cell table:number-columns-repeated="6"/>
          <table:table-cell table:formula="of:=[.B70]/[.A70]" office:value-type="float" office:value="1221.6" calcext:value-type="float">
            <text:p>1221.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0828" calcext:value-type="float">
            <text:p>300828</text:p>
          </table:table-cell>
          <table:table-cell table:number-columns-repeated="6"/>
          <table:table-cell table:formula="of:=[.B71]/[.A71]" office:value-type="float" office:value="1227.8693877551" calcext:value-type="float">
            <text:p>1227.86938775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794" calcext:value-type="float">
            <text:p>39794</text:p>
          </table:table-cell>
          <table:table-cell table:number-columns-repeated="6"/>
          <table:table-cell table:formula="of:=[.B72]/[.A72]" office:value-type="float" office:value="1205.87878787879" calcext:value-type="float">
            <text:p>1205.87878787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7546" calcext:value-type="float">
            <text:p>107546</text:p>
          </table:table-cell>
          <table:table-cell table:number-columns-repeated="6"/>
          <table:table-cell table:formula="of:=[.B73]/[.A73]" office:value-type="float" office:value="1222.11363636364" calcext:value-type="float">
            <text:p>1222.11363636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826" calcext:value-type="float">
            <text:p>14826</text:p>
          </table:table-cell>
          <table:table-cell table:number-columns-repeated="6"/>
          <table:table-cell table:formula="of:=[.B74]/[.A74]" office:value-type="float" office:value="1235.5" calcext:value-type="float">
            <text:p>1235.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65627" calcext:value-type="float">
            <text:p>265627</text:p>
          </table:table-cell>
          <table:table-cell table:number-columns-repeated="6"/>
          <table:table-cell table:formula="of:=[.B75]/[.A75]" office:value-type="float" office:value="1224.08755760369" calcext:value-type="float">
            <text:p>1224.08755760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1950" calcext:value-type="float">
            <text:p>111950</text:p>
          </table:table-cell>
          <table:table-cell table:number-columns-repeated="6"/>
          <table:table-cell table:formula="of:=[.B76]/[.A76]" office:value-type="float" office:value="1230.21978021978" calcext:value-type="float">
            <text:p>1230.21978021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694" calcext:value-type="float">
            <text:p>46694</text:p>
          </table:table-cell>
          <table:table-cell table:number-columns-repeated="6"/>
          <table:table-cell table:formula="of:=[.B77]/[.A77]" office:value-type="float" office:value="1228.78947368421" calcext:value-type="float">
            <text:p>1228.78947368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978" calcext:value-type="float">
            <text:p>61978</text:p>
          </table:table-cell>
          <table:table-cell table:number-columns-repeated="6"/>
          <table:table-cell table:formula="of:=[.B78]/[.A78]" office:value-type="float" office:value="1215.25490196078" calcext:value-type="float">
            <text:p>1215.25490196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7923" calcext:value-type="float">
            <text:p>257923</text:p>
          </table:table-cell>
          <table:table-cell table:number-columns-repeated="6"/>
          <table:table-cell table:formula="of:=[.B79]/[.A79]" office:value-type="float" office:value="1228.20476190476" calcext:value-type="float">
            <text:p>1228.20476190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6810" calcext:value-type="float">
            <text:p>126810</text:p>
          </table:table-cell>
          <table:table-cell table:number-columns-repeated="6"/>
          <table:table-cell table:formula="of:=[.B80]/[.A80]" office:value-type="float" office:value="1231.16504854369" calcext:value-type="float">
            <text:p>1231.165048543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31654" calcext:value-type="float">
            <text:p>331654</text:p>
          </table:table-cell>
          <table:table-cell table:number-columns-repeated="6"/>
          <table:table-cell table:formula="of:=[.B81]/[.A81]" office:value-type="float" office:value="1237.51492537313" calcext:value-type="float">
            <text:p>1237.51492537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961" calcext:value-type="float">
            <text:p>144961</text:p>
          </table:table-cell>
          <table:table-cell table:number-columns-repeated="6"/>
          <table:table-cell table:formula="of:=[.B82]/[.A82]" office:value-type="float" office:value="1249.66379310345" calcext:value-type="float">
            <text:p>1249.663793103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69565" calcext:value-type="float">
            <text:p>369565</text:p>
          </table:table-cell>
          <table:table-cell table:number-columns-repeated="6"/>
          <table:table-cell table:formula="of:=[.B83]/[.A83]" office:value-type="float" office:value="1223.72516556291" calcext:value-type="float">
            <text:p>1223.72516556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9420" calcext:value-type="float">
            <text:p>69420</text:p>
          </table:table-cell>
          <table:table-cell table:number-columns-repeated="6"/>
          <table:table-cell table:formula="of:=[.B84]/[.A84]" office:value-type="float" office:value="1217.89473684211" calcext:value-type="float">
            <text:p>1217.89473684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408" calcext:value-type="float">
            <text:p>23408</text:p>
          </table:table-cell>
          <table:table-cell table:number-columns-repeated="6"/>
          <table:table-cell table:formula="of:=[.B85]/[.A85]"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0006" calcext:value-type="float">
            <text:p>120006</text:p>
          </table:table-cell>
          <table:table-cell table:number-columns-repeated="6"/>
          <table:table-cell table:formula="of:=[.B86]/[.A86]" office:value-type="float" office:value="1224.55102040816" calcext:value-type="float">
            <text:p>1224.551020408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73704" calcext:value-type="float">
            <text:p>973704</text:p>
          </table:table-cell>
          <table:table-cell table:number-columns-repeated="6"/>
          <table:table-cell table:formula="of:=[.B87]/[.A87]" office:value-type="float" office:value="1221.71141781681" calcext:value-type="float">
            <text:p>1221.71141781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3774" calcext:value-type="float">
            <text:p>253774</text:p>
          </table:table-cell>
          <table:table-cell table:number-columns-repeated="6"/>
          <table:table-cell table:formula="of:=[.B88]/[.A88]" office:value-type="float" office:value="1174.87962962963" calcext:value-type="float">
            <text:p>1174.879629629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1066" calcext:value-type="float">
            <text:p>181066</text:p>
          </table:table-cell>
          <table:table-cell table:number-columns-repeated="6"/>
          <table:table-cell table:formula="of:=[.B89]/[.A89]" office:value-type="float" office:value="1168.16774193548" calcext:value-type="float">
            <text:p>1168.167741935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17269" calcext:value-type="float">
            <text:p>417269</text:p>
          </table:table-cell>
          <table:table-cell table:number-columns-repeated="6"/>
          <table:table-cell table:formula="of:=[.B90]/[.A90]" office:value-type="float" office:value="1168.82072829132" calcext:value-type="float">
            <text:p>1168.82072829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622" calcext:value-type="float">
            <text:p>44622</text:p>
          </table:table-cell>
          <table:table-cell table:number-columns-repeated="6"/>
          <table:table-cell table:formula="of:=[.B91]/[.A91]" office:value-type="float" office:value="1174.26315789474" calcext:value-type="float">
            <text:p>1174.263157894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38152" calcext:value-type="float">
            <text:p>338152</text:p>
          </table:table-cell>
          <table:table-cell table:number-columns-repeated="6"/>
          <table:table-cell table:formula="of:=[.B92]/[.A92]" office:value-type="float" office:value="1170.07612456747" calcext:value-type="float">
            <text:p>1170.07612456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7805" calcext:value-type="float">
            <text:p>257805</text:p>
          </table:table-cell>
          <table:table-cell table:number-columns-repeated="6"/>
          <table:table-cell table:formula="of:=[.B93]/[.A93]" office:value-type="float" office:value="1166.53846153846" calcext:value-type="float">
            <text:p>1166.538461538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92251" calcext:value-type="float">
            <text:p>892251</text:p>
          </table:table-cell>
          <table:table-cell table:number-columns-repeated="6"/>
          <table:table-cell table:formula="of:=[.B94]/[.A94]" office:value-type="float" office:value="1180.22619047619" calcext:value-type="float">
            <text:p>1180.226190476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11123" calcext:value-type="float">
            <text:p>211123</text:p>
          </table:table-cell>
          <table:table-cell table:number-columns-repeated="6"/>
          <table:table-cell table:formula="of:=[.B95]/[.A95]" office:value-type="float" office:value="1166.42541436464" calcext:value-type="float">
            <text:p>1166.425414364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83347" calcext:value-type="float">
            <text:p>583347</text:p>
          </table:table-cell>
          <table:table-cell table:number-columns-repeated="6"/>
          <table:table-cell table:formula="of:=[.B96]/[.A96]" office:value-type="float" office:value="1169.03206412826" calcext:value-type="float">
            <text:p>1169.03206412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2777" calcext:value-type="float">
            <text:p>92777</text:p>
          </table:table-cell>
          <table:table-cell table:number-columns-repeated="6"/>
          <table:table-cell table:formula="of:=[.B97]/[.A97]" office:value-type="float" office:value="1174.39240506329" calcext:value-type="float">
            <text:p>1174.39240506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9734" calcext:value-type="float">
            <text:p>249734</text:p>
          </table:table-cell>
          <table:table-cell table:number-columns-repeated="6"/>
          <table:table-cell table:formula="of:=[.B98]/[.A98]" office:value-type="float" office:value="1166.98130841122" calcext:value-type="float">
            <text:p>1166.98130841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466" calcext:value-type="float">
            <text:p>43466</text:p>
          </table:table-cell>
          <table:table-cell table:number-columns-repeated="6"/>
          <table:table-cell table:formula="of:=[.B99]/[.A99]" office:value-type="float" office:value="1174.75675675676" calcext:value-type="float">
            <text:p>1174.75675675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1677" calcext:value-type="float">
            <text:p>191677</text:p>
          </table:table-cell>
          <table:table-cell table:number-columns-repeated="6"/>
          <table:table-cell table:formula="of:=[.B100]/[.A100]" office:value-type="float" office:value="1175.93251533742" calcext:value-type="float">
            <text:p>1175.93251533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183" calcext:value-type="float">
            <text:p>48183</text:p>
          </table:table-cell>
          <table:table-cell table:number-columns-repeated="6"/>
          <table:table-cell table:formula="of:=[.B101]/[.A101]" office:value-type="float" office:value="1175.19512195122" calcext:value-type="float">
            <text:p>1175.1951219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20" calcext:value-type="float">
            <text:p>8220</text:p>
          </table:table-cell>
          <table:table-cell table:number-columns-repeated="6"/>
          <table:table-cell table:formula="of:=[.B102]/[.A102]" office:value-type="float" office:value="1174.28571428571" calcext:value-type="float">
            <text:p>1174.285714285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45055" calcext:value-type="float">
            <text:p>345055</text:p>
          </table:table-cell>
          <table:table-cell table:number-columns-repeated="6"/>
          <table:table-cell table:formula="of:=[.B103]/[.A103]" office:value-type="float" office:value="1177.66211604096" calcext:value-type="float">
            <text:p>1177.6621160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9285" calcext:value-type="float">
            <text:p>149285</text:p>
          </table:table-cell>
          <table:table-cell table:number-columns-repeated="6"/>
          <table:table-cell table:formula="of:=[.B104]/[.A104]" office:value-type="float" office:value="1175.47244094488" calcext:value-type="float">
            <text:p>1175.47244094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21184" calcext:value-type="float">
            <text:p>321184</text:p>
          </table:table-cell>
          <table:table-cell table:number-columns-repeated="6"/>
          <table:table-cell table:formula="of:=[.B105]/[.A105]" office:value-type="float" office:value="1172.20437956204" calcext:value-type="float">
            <text:p>1172.20437956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37861" calcext:value-type="float">
            <text:p>237861</text:p>
          </table:table-cell>
          <table:table-cell table:number-columns-repeated="6"/>
          <table:table-cell table:formula="of:=[.B106]/[.A106]" office:value-type="float" office:value="1177.5297029703" calcext:value-type="float">
            <text:p>1177.529702970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27421" calcext:value-type="float">
            <text:p>527421</text:p>
          </table:table-cell>
          <table:table-cell table:number-columns-repeated="6"/>
          <table:table-cell table:formula="of:=[.B107]/[.A107]" office:value-type="float" office:value="1174.6570155902" calcext:value-type="float">
            <text:p>1174.65701559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3984" calcext:value-type="float">
            <text:p>133984</text:p>
          </table:table-cell>
          <table:table-cell table:number-columns-repeated="6"/>
          <table:table-cell table:formula="of:=[.B108]/[.A108]" office:value-type="float" office:value="1175.29824561404" calcext:value-type="float">
            <text:p>1175.2982456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6197" calcext:value-type="float">
            <text:p>76197</text:p>
          </table:table-cell>
          <table:table-cell table:number-columns-repeated="6"/>
          <table:table-cell table:formula="of:=[.B109]/[.A109]" office:value-type="float" office:value="1172.26153846154" calcext:value-type="float">
            <text:p>1172.26153846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42577" calcext:value-type="float">
            <text:p>242577</text:p>
          </table:table-cell>
          <table:table-cell table:number-columns-repeated="6"/>
          <table:table-cell table:formula="of:=[.B110]/[.A110]" office:value-type="float" office:value="1166.23557692308" calcext:value-type="float">
            <text:p>1166.23557692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2359" calcext:value-type="float">
            <text:p>122359</text:p>
          </table:table-cell>
          <table:table-cell table:number-columns-repeated="6"/>
          <table:table-cell table:formula="of:=[.B111]/[.A111]" office:value-type="float" office:value="1176.52884615385" calcext:value-type="float">
            <text:p>1176.528846153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50954" calcext:value-type="float">
            <text:p>350954</text:p>
          </table:table-cell>
          <table:table-cell table:number-columns-repeated="6"/>
          <table:table-cell table:formula="of:=[.B112]/[.A112]" office:value-type="float" office:value="1173.75919732441" calcext:value-type="float">
            <text:p>1173.759197324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64700" calcext:value-type="float">
            <text:p>564700</text:p>
          </table:table-cell>
          <table:table-cell table:number-columns-repeated="6"/>
          <table:table-cell table:formula="of:=[.B113]/[.A113]" office:value-type="float" office:value="1176.45833333333" calcext:value-type="float">
            <text:p>1176.45833333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9568" calcext:value-type="float">
            <text:p>169568</text:p>
          </table:table-cell>
          <table:table-cell table:number-columns-repeated="6"/>
          <table:table-cell table:formula="of:=[.B114]/[.A114]" office:value-type="float" office:value="1169.43448275862" calcext:value-type="float">
            <text:p>1169.43448275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267" calcext:value-type="float">
            <text:p>35267</text:p>
          </table:table-cell>
          <table:table-cell table:number-columns-repeated="6"/>
          <table:table-cell table:formula="of:=[.B115]/[.A115]" office:value-type="float" office:value="1175.56666666667" calcext:value-type="float">
            <text:p>1175.5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738" calcext:value-type="float">
            <text:p>24738</text:p>
          </table:table-cell>
          <table:table-cell table:number-columns-repeated="6"/>
          <table:table-cell table:formula="of:=[.B116]/[.A116]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6887" calcext:value-type="float">
            <text:p>166887</text:p>
          </table:table-cell>
          <table:table-cell table:number-columns-repeated="6"/>
          <table:table-cell table:formula="of:=[.B117]/[.A117]" office:value-type="float" office:value="1175.26056338028" calcext:value-type="float">
            <text:p>1175.26056338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195" calcext:value-type="float">
            <text:p>35195</text:p>
          </table:table-cell>
          <table:table-cell table:number-columns-repeated="6"/>
          <table:table-cell table:formula="of:=[.B118]/[.A118]" office:value-type="float" office:value="1173.16666666667" calcext:value-type="float">
            <text:p>1173.1666666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594" calcext:value-type="float">
            <text:p>44594</text:p>
          </table:table-cell>
          <table:table-cell table:number-columns-repeated="6"/>
          <table:table-cell table:formula="of:=[.B119]/[.A119]" office:value-type="float" office:value="1173.52631578947" calcext:value-type="float">
            <text:p>1173.526315789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8608" calcext:value-type="float">
            <text:p>178608</text:p>
          </table:table-cell>
          <table:table-cell table:number-columns-repeated="6"/>
          <table:table-cell table:formula="of:=[.B120]/[.A120]" office:value-type="float" office:value="1175.05263157895" calcext:value-type="float">
            <text:p>1175.0526315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59" calcext:value-type="float">
            <text:p>7059</text:p>
          </table:table-cell>
          <table:table-cell table:number-columns-repeated="6"/>
          <table:table-cell table:formula="of:=[.B121]/[.A121]" office:value-type="float" office:value="1176.5" calcext:value-type="float">
            <text:p>1176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6288" calcext:value-type="float">
            <text:p>96288</text:p>
          </table:table-cell>
          <table:table-cell table:number-columns-repeated="6"/>
          <table:table-cell table:formula="of:=[.B122]/[.A122]" office:value-type="float" office:value="1174.24390243902" calcext:value-type="float">
            <text:p>1174.2439024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5433" calcext:value-type="float">
            <text:p>225433</text:p>
          </table:table-cell>
          <table:table-cell table:number-columns-repeated="6"/>
          <table:table-cell table:formula="of:=[.B123]/[.A123]" office:value-type="float" office:value="1174.13020833333" calcext:value-type="float">
            <text:p>1174.130208333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09622" calcext:value-type="float">
            <text:p>509622</text:p>
          </table:table-cell>
          <table:table-cell table:number-columns-repeated="6"/>
          <table:table-cell table:formula="of:=[.B124]/[.A124]" office:value-type="float" office:value="1168.85779816514" calcext:value-type="float">
            <text:p>1168.857798165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89319" calcext:value-type="float">
            <text:p>389319</text:p>
          </table:table-cell>
          <table:table-cell table:number-columns-repeated="6"/>
          <table:table-cell table:formula="of:=[.B125]/[.A125]" office:value-type="float" office:value="1165.62574850299" calcext:value-type="float">
            <text:p>1165.62574850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06371" calcext:value-type="float">
            <text:p>306371</text:p>
          </table:table-cell>
          <table:table-cell table:number-columns-repeated="6"/>
          <table:table-cell table:formula="of:=[.B126]/[.A126]" office:value-type="float" office:value="1173.83524904215" calcext:value-type="float">
            <text:p>1173.835249042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60203" calcext:value-type="float">
            <text:p>460203</text:p>
          </table:table-cell>
          <table:table-cell table:number-columns-repeated="6"/>
          <table:table-cell table:formula="of:=[.B127]/[.A127]"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78030" calcext:value-type="float">
            <text:p>278030</text:p>
          </table:table-cell>
          <table:table-cell table:number-columns-repeated="6"/>
          <table:table-cell table:formula="of:=[.B128]/[.A128]" office:value-type="float" office:value="1173.1223628692" calcext:value-type="float">
            <text:p>1173.122362869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9057" calcext:value-type="float">
            <text:p>259057</text:p>
          </table:table-cell>
          <table:table-cell table:number-columns-repeated="6"/>
          <table:table-cell table:formula="of:=[.B129]/[.A129]" office:value-type="float" office:value="1166.92342342342" calcext:value-type="float">
            <text:p>1166.92342342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154" calcext:value-type="float">
            <text:p>28154</text:p>
          </table:table-cell>
          <table:table-cell table:number-columns-repeated="6"/>
          <table:table-cell table:formula="of:=[.B130]/[.A130]" office:value-type="float" office:value="1173.08333333333" calcext:value-type="float">
            <text:p>1173.083333333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3090" calcext:value-type="float">
            <text:p>333090</text:p>
          </table:table-cell>
          <table:table-cell table:number-columns-repeated="6"/>
          <table:table-cell table:formula="of:=[.B131]/[.A131]" office:value-type="float" office:value="1168.73684210526" calcext:value-type="float">
            <text:p>1168.73684210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63" calcext:value-type="float">
            <text:p>7063</text:p>
          </table:table-cell>
          <table:table-cell table:number-columns-repeated="6"/>
          <table:table-cell table:formula="of:=[.B132]/[.A132]" office:value-type="float" office:value="1177.16666666667" calcext:value-type="float">
            <text:p>1177.16666666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9090" calcext:value-type="float">
            <text:p>169090</text:p>
          </table:table-cell>
          <table:table-cell table:number-columns-repeated="6"/>
          <table:table-cell table:formula="of:=[.B133]/[.A133]" office:value-type="float" office:value="1150.27210884354" calcext:value-type="float">
            <text:p>1150.27210884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5386" calcext:value-type="float">
            <text:p>165386</text:p>
          </table:table-cell>
          <table:table-cell table:number-columns-repeated="6"/>
          <table:table-cell table:formula="of:=[.B134]/[.A134]" office:value-type="float" office:value="1172.95035460993" calcext:value-type="float">
            <text:p>1172.95035460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565" calcext:value-type="float">
            <text:p>64565</text:p>
          </table:table-cell>
          <table:table-cell table:number-columns-repeated="6"/>
          <table:table-cell table:formula="of:=[.B135]/[.A135]" office:value-type="float" office:value="1173.90909090909" calcext:value-type="float">
            <text:p>1173.90909090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649" calcext:value-type="float">
            <text:p>78649</text:p>
          </table:table-cell>
          <table:table-cell table:number-columns-repeated="6"/>
          <table:table-cell table:formula="of:=[.B136]/[.A136]" office:value-type="float" office:value="1173.86567164179" calcext:value-type="float">
            <text:p>1173.86567164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77714" calcext:value-type="float">
            <text:p>1077714</text:p>
          </table:table-cell>
          <table:table-cell table:number-columns-repeated="6"/>
          <table:table-cell table:formula="of:=[.B137]/[.A137]" office:value-type="float" office:value="1170.15635179153" calcext:value-type="float">
            <text:p>1170.15635179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8307" calcext:value-type="float">
            <text:p>108307</text:p>
          </table:table-cell>
          <table:table-cell table:number-columns-repeated="6"/>
          <table:table-cell table:formula="of:=[.B138]/[.A138]" office:value-type="float" office:value="1164.59139784946" calcext:value-type="float">
            <text:p>1164.591397849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23859" calcext:value-type="float">
            <text:p>523859</text:p>
          </table:table-cell>
          <table:table-cell table:number-columns-repeated="6"/>
          <table:table-cell table:formula="of:=[.B139]/[.A139]" office:value-type="float" office:value="1166.72383073497" calcext:value-type="float">
            <text:p>1166.7238307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5818" calcext:value-type="float">
            <text:p>65818</text:p>
          </table:table-cell>
          <table:table-cell table:number-columns-repeated="6"/>
          <table:table-cell table:formula="of:=[.B140]/[.A140]" office:value-type="float" office:value="1175.32142857143" calcext:value-type="float">
            <text:p>1175.32142857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0871" calcext:value-type="float">
            <text:p>230871</text:p>
          </table:table-cell>
          <table:table-cell table:number-columns-repeated="6"/>
          <table:table-cell table:formula="of:=[.B141]/[.A141]" office:value-type="float" office:value="1171.93401015228" calcext:value-type="float">
            <text:p>1171.934010152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23411" calcext:value-type="float">
            <text:p>923411</text:p>
          </table:table-cell>
          <table:table-cell table:number-columns-repeated="6"/>
          <table:table-cell table:formula="of:=[.B142]/[.A142]" office:value-type="float" office:value="1174.82315521628" calcext:value-type="float">
            <text:p>1174.82315521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302" calcext:value-type="float">
            <text:p>29302</text:p>
          </table:table-cell>
          <table:table-cell table:number-columns-repeated="6"/>
          <table:table-cell table:formula="of:=[.B143]/[.A143]" office:value-type="float" office:value="1172.08" calcext:value-type="float">
            <text:p>1172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432" calcext:value-type="float">
            <text:p>23432</text:p>
          </table:table-cell>
          <table:table-cell table:number-columns-repeated="6"/>
          <table:table-cell table:formula="of:=[.B144]/[.A144]" office:value-type="float" office:value="1171.6" calcext:value-type="float">
            <text:p>1171.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514" calcext:value-type="float">
            <text:p>48514</text:p>
          </table:table-cell>
          <table:table-cell table:number-columns-repeated="6"/>
          <table:table-cell table:formula="of:=[.B145]/[.A145]" office:value-type="float" office:value="1155.09523809524" calcext:value-type="float">
            <text:p>1155.09523809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280" calcext:value-type="float">
            <text:p>27280</text:p>
          </table:table-cell>
          <table:table-cell table:number-columns-repeated="6"/>
          <table:table-cell table:formula="of:=[.B146]/[.A146]" office:value-type="float" office:value="1136.66666666667" calcext:value-type="float">
            <text:p>1136.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31" calcext:value-type="float">
            <text:p>10531</text:p>
          </table:table-cell>
          <table:table-cell table:number-columns-repeated="6"/>
          <table:table-cell table:formula="of:=[.B147]/[.A147]" office:value-type="float" office:value="1170.11111111111" calcext:value-type="float">
            <text:p>1170.11111111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199" calcext:value-type="float">
            <text:p>15199</text:p>
          </table:table-cell>
          <table:table-cell table:number-columns-repeated="6"/>
          <table:table-cell table:formula="of:=[.B148]/[.A148]" office:value-type="float" office:value="1169.15384615385" calcext:value-type="float">
            <text:p>1169.15384615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540" calcext:value-type="float">
            <text:p>44540</text:p>
          </table:table-cell>
          <table:table-cell table:number-columns-repeated="6"/>
          <table:table-cell table:formula="of:=[.B149]/[.A149]" office:value-type="float" office:value="1172.10526315789" calcext:value-type="float">
            <text:p>1172.10526315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33" calcext:value-type="float">
            <text:p>8233</text:p>
          </table:table-cell>
          <table:table-cell table:number-columns-repeated="6"/>
          <table:table-cell table:formula="of:=[.B150]/[.A150]" office:value-type="float" office:value="1176.14285714286" calcext:value-type="float">
            <text:p>1176.142857142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65420" calcext:value-type="float">
            <text:p>565420</text:p>
          </table:table-cell>
          <table:table-cell table:number-columns-repeated="6"/>
          <table:table-cell table:formula="of:=[.B151]/[.A151]" office:value-type="float" office:value="1168.22314049587" calcext:value-type="float">
            <text:p>1168.22314049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6481" calcext:value-type="float">
            <text:p>126481</text:p>
          </table:table-cell>
          <table:table-cell table:number-columns-repeated="6"/>
          <table:table-cell table:formula="of:=[.B152]/[.A152]" office:value-type="float" office:value="1171.12037037037" calcext:value-type="float">
            <text:p>1171.120370370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870" calcext:value-type="float">
            <text:p>101870</text:p>
          </table:table-cell>
          <table:table-cell table:number-columns-repeated="6"/>
          <table:table-cell table:formula="of:=[.B153]/[.A153]" office:value-type="float" office:value="1170.91954022989" calcext:value-type="float">
            <text:p>1170.91954022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210" calcext:value-type="float">
            <text:p>62210</text:p>
          </table:table-cell>
          <table:table-cell table:number-columns-repeated="6"/>
          <table:table-cell table:formula="of:=[.B154]/[.A154]" office:value-type="float" office:value="1173.77358490566" calcext:value-type="float">
            <text:p>1173.77358490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6632" calcext:value-type="float">
            <text:p>106632</text:p>
          </table:table-cell>
          <table:table-cell table:number-columns-repeated="6"/>
          <table:table-cell table:formula="of:=[.B155]/[.A155]" office:value-type="float" office:value="1171.78021978022" calcext:value-type="float">
            <text:p>1171.78021978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539" calcext:value-type="float">
            <text:p>17539</text:p>
          </table:table-cell>
          <table:table-cell table:number-columns-repeated="6"/>
          <table:table-cell table:formula="of:=[.B156]/[.A156]" office:value-type="float" office:value="1169.26666666667" calcext:value-type="float">
            <text:p>1169.26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2453" calcext:value-type="float">
            <text:p>62453</text:p>
          </table:table-cell>
          <table:table-cell table:number-columns-repeated="6"/>
          <table:table-cell table:formula="of:=[.B157]/[.A157]" office:value-type="float" office:value="1156.53703703704" calcext:value-type="float">
            <text:p>1156.5370370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1952" calcext:value-type="float">
            <text:p>121952</text:p>
          </table:table-cell>
          <table:table-cell table:number-columns-repeated="6"/>
          <table:table-cell table:formula="of:=[.B158]/[.A158]" office:value-type="float" office:value="1172.61538461538" calcext:value-type="float">
            <text:p>1172.615384615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73840" calcext:value-type="float">
            <text:p>273840</text:p>
          </table:table-cell>
          <table:table-cell table:number-columns-repeated="6"/>
          <table:table-cell table:formula="of:=[.B159]/[.A159]" office:value-type="float" office:value="1160.33898305085" calcext:value-type="float">
            <text:p>1160.33898305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21" calcext:value-type="float">
            <text:p>19921</text:p>
          </table:table-cell>
          <table:table-cell table:number-columns-repeated="6"/>
          <table:table-cell table:formula="of:=[.B160]/[.A160]" office:value-type="float" office:value="1171.82352941176" calcext:value-type="float">
            <text:p>1171.82352941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2782" calcext:value-type="float">
            <text:p>72782</text:p>
          </table:table-cell>
          <table:table-cell table:number-columns-repeated="6"/>
          <table:table-cell table:formula="of:=[.B161]/[.A161]" office:value-type="float" office:value="1155.26984126984" calcext:value-type="float">
            <text:p>1155.26984126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494" calcext:value-type="float">
            <text:p>35494</text:p>
          </table:table-cell>
          <table:table-cell table:number-columns-repeated="6"/>
          <table:table-cell table:formula="of:=[.B162]/[.A162]" office:value-type="float" office:value="1144.96774193548" calcext:value-type="float">
            <text:p>1144.967741935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51890" calcext:value-type="float">
            <text:p>651890</text:p>
          </table:table-cell>
          <table:table-cell table:number-columns-repeated="6"/>
          <table:table-cell table:formula="of:=[.B163]/[.A163]" office:value-type="float" office:value="1170.35906642729" calcext:value-type="float">
            <text:p>1170.35906642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662" calcext:value-type="float">
            <text:p>138662</text:p>
          </table:table-cell>
          <table:table-cell table:number-columns-repeated="6"/>
          <table:table-cell table:formula="of:=[.B164]/[.A164]" office:value-type="float" office:value="1165.2268907563" calcext:value-type="float">
            <text:p>1165.226890756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17361" calcext:value-type="float">
            <text:p>317361</text:p>
          </table:table-cell>
          <table:table-cell table:number-columns-repeated="6"/>
          <table:table-cell table:formula="of:=[.B165]/[.A165]" office:value-type="float" office:value="1175.41111111111" calcext:value-type="float">
            <text:p>1175.41111111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5238" calcext:value-type="float">
            <text:p>115238</text:p>
          </table:table-cell>
          <table:table-cell table:number-columns-repeated="6"/>
          <table:table-cell table:formula="of:=[.B166]/[.A166]" office:value-type="float" office:value="1175.89795918367" calcext:value-type="float">
            <text:p>1175.89795918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111" calcext:value-type="float">
            <text:p>28111</text:p>
          </table:table-cell>
          <table:table-cell table:number-columns-repeated="6"/>
          <table:table-cell table:formula="of:=[.B167]/[.A167]" office:value-type="float" office:value="1171.29166666667" calcext:value-type="float">
            <text:p>1171.29166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2253" calcext:value-type="float">
            <text:p>252253</text:p>
          </table:table-cell>
          <table:table-cell table:number-columns-repeated="6"/>
          <table:table-cell table:formula="of:=[.B168]/[.A168]" office:value-type="float" office:value="1173.26976744186" calcext:value-type="float">
            <text:p>1173.26976744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27122" calcext:value-type="float">
            <text:p>327122</text:p>
          </table:table-cell>
          <table:table-cell table:number-columns-repeated="6"/>
          <table:table-cell table:formula="of:=[.B169]/[.A169]" office:value-type="float" office:value="1172.48028673835" calcext:value-type="float">
            <text:p>1172.48028673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591" calcext:value-type="float">
            <text:p>17591</text:p>
          </table:table-cell>
          <table:table-cell table:number-columns-repeated="6"/>
          <table:table-cell table:formula="of:=[.B170]/[.A170]" office:value-type="float" office:value="1172.73333333333" calcext:value-type="float">
            <text:p>1172.7333333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4401" calcext:value-type="float">
            <text:p>84401</text:p>
          </table:table-cell>
          <table:table-cell table:number-columns-repeated="6"/>
          <table:table-cell table:formula="of:=[.B171]/[.A171]" office:value-type="float" office:value="1172.23611111111" calcext:value-type="float">
            <text:p>1172.2361111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613" calcext:value-type="float">
            <text:p>80613</text:p>
          </table:table-cell>
          <table:table-cell table:number-columns-repeated="6"/>
          <table:table-cell table:formula="of:=[.B172]/[.A172]" office:value-type="float" office:value="1151.61428571429" calcext:value-type="float">
            <text:p>1151.614285714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05252" calcext:value-type="float">
            <text:p>405252</text:p>
          </table:table-cell>
          <table:table-cell table:number-columns-repeated="6"/>
          <table:table-cell table:formula="of:=[.B173]/[.A173]" office:value-type="float" office:value="1167.87319884726" calcext:value-type="float">
            <text:p>1167.873198847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9522" calcext:value-type="float">
            <text:p>139522</text:p>
          </table:table-cell>
          <table:table-cell table:number-columns-repeated="6"/>
          <table:table-cell table:formula="of:=[.B174]/[.A174]" office:value-type="float" office:value="1172.45378151261" calcext:value-type="float">
            <text:p>1172.45378151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4331" calcext:value-type="float">
            <text:p>104331</text:p>
          </table:table-cell>
          <table:table-cell table:number-columns-repeated="6"/>
          <table:table-cell table:formula="of:=[.B175]/[.A175]" office:value-type="float" office:value="1172.25842696629" calcext:value-type="float">
            <text:p>1172.25842696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4050" calcext:value-type="float">
            <text:p>164050</text:p>
          </table:table-cell>
          <table:table-cell table:number-columns-repeated="6"/>
          <table:table-cell table:formula="of:=[.B176]/[.A176]" office:value-type="float" office:value="1171.78571428571" calcext:value-type="float">
            <text:p>1171.78571428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8362" calcext:value-type="float">
            <text:p>258362</text:p>
          </table:table-cell>
          <table:table-cell table:number-columns-repeated="6"/>
          <table:table-cell table:formula="of:=[.B177]/[.A177]" office:value-type="float" office:value="1174.37272727273" calcext:value-type="float">
            <text:p>1174.37272727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6614" calcext:value-type="float">
            <text:p>76614</text:p>
          </table:table-cell>
          <table:table-cell table:number-columns-repeated="6"/>
          <table:table-cell table:formula="of:=[.B178]/[.A178]" office:value-type="float" office:value="1160.81818181818" calcext:value-type="float">
            <text:p>1160.81818181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467" calcext:value-type="float">
            <text:p>70467</text:p>
          </table:table-cell>
          <table:table-cell table:number-columns-repeated="6"/>
          <table:table-cell table:formula="of:=[.B179]/[.A179]" office:value-type="float" office:value="1174.45" calcext:value-type="float">
            <text:p>1174.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3878" calcext:value-type="float">
            <text:p>133878</text:p>
          </table:table-cell>
          <table:table-cell table:number-columns-repeated="6"/>
          <table:table-cell table:formula="of:=[.B180]/[.A180]" office:value-type="float" office:value="1174.36842105263" calcext:value-type="float">
            <text:p>1174.368421052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3556" calcext:value-type="float">
            <text:p>253556</text:p>
          </table:table-cell>
          <table:table-cell table:number-columns-repeated="6"/>
          <table:table-cell table:formula="of:=[.B181]/[.A181]" office:value-type="float" office:value="1168.46082949309" calcext:value-type="float">
            <text:p>1168.460829493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08903" calcext:value-type="float">
            <text:p>408903</text:p>
          </table:table-cell>
          <table:table-cell table:number-columns-repeated="6"/>
          <table:table-cell table:formula="of:=[.B182]/[.A182]" office:value-type="float" office:value="1171.64183381089" calcext:value-type="float">
            <text:p>1171.641833810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41332" calcext:value-type="float">
            <text:p>341332</text:p>
          </table:table-cell>
          <table:table-cell table:number-columns-repeated="6"/>
          <table:table-cell table:formula="of:=[.B183]/[.A183]" office:value-type="float" office:value="1168.94520547945" calcext:value-type="float">
            <text:p>1168.945205479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8633" calcext:value-type="float">
            <text:p>198633</text:p>
          </table:table-cell>
          <table:table-cell table:number-columns-repeated="6"/>
          <table:table-cell table:formula="of:=[.B184]/[.A184]" office:value-type="float" office:value="1175.34319526627" calcext:value-type="float">
            <text:p>1175.343195266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522" calcext:value-type="float">
            <text:p>144522</text:p>
          </table:table-cell>
          <table:table-cell table:number-columns-repeated="6"/>
          <table:table-cell table:formula="of:=[.B185]/[.A185]" office:value-type="float" office:value="1204.35" calcext:value-type="float">
            <text:p>1204.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7767" calcext:value-type="float">
            <text:p>217767</text:p>
          </table:table-cell>
          <table:table-cell table:number-columns-repeated="6"/>
          <table:table-cell table:formula="of:=[.B186]/[.A186]" office:value-type="float" office:value="1216.57541899441" calcext:value-type="float">
            <text:p>1216.57541899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3291" calcext:value-type="float">
            <text:p>143291</text:p>
          </table:table-cell>
          <table:table-cell table:number-columns-repeated="6"/>
          <table:table-cell table:formula="of:=[.B187]/[.A187]" office:value-type="float" office:value="1214.33050847458" calcext:value-type="float">
            <text:p>1214.33050847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9299" calcext:value-type="float">
            <text:p>169299</text:p>
          </table:table-cell>
          <table:table-cell table:number-columns-repeated="6"/>
          <table:table-cell table:formula="of:=[.B188]/[.A188]" office:value-type="float" office:value="1217.97841726619" calcext:value-type="float">
            <text:p>1217.97841726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8798" calcext:value-type="float">
            <text:p>158798</text:p>
          </table:table-cell>
          <table:table-cell table:number-columns-repeated="6"/>
          <table:table-cell table:formula="of:=[.B189]/[.A189]" office:value-type="float" office:value="1212.19847328244" calcext:value-type="float">
            <text:p>1212.198473282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75111" calcext:value-type="float">
            <text:p>475111</text:p>
          </table:table-cell>
          <table:table-cell table:number-columns-repeated="6"/>
          <table:table-cell table:formula="of:=[.B190]/[.A190]" office:value-type="float" office:value="1215.11764705882" calcext:value-type="float">
            <text:p>1215.11764705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446" calcext:value-type="float">
            <text:p>19446</text:p>
          </table:table-cell>
          <table:table-cell table:number-columns-repeated="6"/>
          <table:table-cell table:formula="of:=[.B191]/[.A191]" office:value-type="float" office:value="1215.375" calcext:value-type="float">
            <text:p>1215.37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170723" calcext:value-type="float">
            <text:p>1170723</text:p>
          </table:table-cell>
          <table:table-cell table:number-columns-repeated="6"/>
          <table:table-cell table:formula="of:=[.B192]/[.A192]" office:value-type="float" office:value="1203.20966084275" calcext:value-type="float">
            <text:p>1203.20966084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1744" calcext:value-type="float">
            <text:p>141744</text:p>
          </table:table-cell>
          <table:table-cell table:number-columns-repeated="6"/>
          <table:table-cell table:formula="of:=[.B193]/[.A193]" office:value-type="float" office:value="1161.83606557377" calcext:value-type="float">
            <text:p>1161.83606557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1456" calcext:value-type="float">
            <text:p>91456</text:p>
          </table:table-cell>
          <table:table-cell table:number-columns-repeated="6"/>
          <table:table-cell table:formula="of:=[.B194]/[.A194]" office:value-type="float" office:value="1157.67088607595" calcext:value-type="float">
            <text:p>1157.6708860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2061" calcext:value-type="float">
            <text:p>142061</text:p>
          </table:table-cell>
          <table:table-cell table:number-columns-repeated="6"/>
          <table:table-cell table:formula="of:=[.B195]/[.A195]" office:value-type="float" office:value="1164.43442622951" calcext:value-type="float">
            <text:p>1164.43442622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0305" calcext:value-type="float">
            <text:p>180305</text:p>
          </table:table-cell>
          <table:table-cell table:number-columns-repeated="6"/>
          <table:table-cell table:formula="of:=[.B196]/[.A196]" office:value-type="float" office:value="1170.81168831169" calcext:value-type="float">
            <text:p>1170.81168831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9911" calcext:value-type="float">
            <text:p>179911</text:p>
          </table:table-cell>
          <table:table-cell table:number-columns-repeated="6"/>
          <table:table-cell table:formula="of:=[.B197]/[.A197]" office:value-type="float" office:value="1175.88888888889" calcext:value-type="float">
            <text:p>1175.88888888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92684" calcext:value-type="float">
            <text:p>292684</text:p>
          </table:table-cell>
          <table:table-cell table:number-columns-repeated="6"/>
          <table:table-cell table:formula="of:=[.B198]/[.A198]" office:value-type="float" office:value="1170.736" calcext:value-type="float">
            <text:p>1170.7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096" calcext:value-type="float">
            <text:p>53096</text:p>
          </table:table-cell>
          <table:table-cell table:number-columns-repeated="6"/>
          <table:table-cell table:formula="of:=[.B199]/[.A199]" office:value-type="float" office:value="1179.91111111111" calcext:value-type="float">
            <text:p>1179.911111111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47252" calcext:value-type="float">
            <text:p>447252</text:p>
          </table:table-cell>
          <table:table-cell table:number-columns-repeated="6"/>
          <table:table-cell table:formula="of:=[.B200]/[.A200]" office:value-type="float" office:value="1173.88976377953" calcext:value-type="float">
            <text:p>1173.88976377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097" calcext:value-type="float">
            <text:p>28097</text:p>
          </table:table-cell>
          <table:table-cell table:number-columns-repeated="6"/>
          <table:table-cell table:formula="of:=[.B201]/[.A201]" office:value-type="float" office:value="1170.70833333333" calcext:value-type="float">
            <text:p>1170.708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35" calcext:value-type="float">
            <text:p>40235</text:p>
          </table:table-cell>
          <table:table-cell table:number-columns-repeated="6"/>
          <table:table-cell table:formula="of:=[.B202]/[.A202]" office:value-type="float" office:value="1149.57142857143" calcext:value-type="float">
            <text:p>1149.57142857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91858" calcext:value-type="float">
            <text:p>291858</text:p>
          </table:table-cell>
          <table:table-cell table:number-columns-repeated="6"/>
          <table:table-cell table:formula="of:=[.B203]/[.A203]" office:value-type="float" office:value="1172.12048192771" calcext:value-type="float">
            <text:p>1172.12048192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620" calcext:value-type="float">
            <text:p>58620</text:p>
          </table:table-cell>
          <table:table-cell table:number-columns-repeated="6"/>
          <table:table-cell table:formula="of:=[.B204]/[.A204]" office:value-type="float" office:value="1172.4" calcext:value-type="float">
            <text:p>1172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44" calcext:value-type="float">
            <text:p>7044</text:p>
          </table:table-cell>
          <table:table-cell table:number-columns-repeated="6"/>
          <table:table-cell table:formula="of:=[.B205]/[.A205]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37057" calcext:value-type="float">
            <text:p>337057</text:p>
          </table:table-cell>
          <table:table-cell table:number-columns-repeated="6"/>
          <table:table-cell table:formula="of:=[.B206]/[.A206]" office:value-type="float" office:value="1174.41463414634" calcext:value-type="float">
            <text:p>1174.41463414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473" calcext:value-type="float">
            <text:p>55473</text:p>
          </table:table-cell>
          <table:table-cell table:number-columns-repeated="6"/>
          <table:table-cell table:formula="of:=[.B207]/[.A207]" office:value-type="float" office:value="1155.6875" calcext:value-type="float">
            <text:p>1155.68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4204" calcext:value-type="float">
            <text:p>84204</text:p>
          </table:table-cell>
          <table:table-cell table:number-columns-repeated="6"/>
          <table:table-cell table:formula="of:=[.B208]/[.A208]" office:value-type="float" office:value="1169.5" calcext:value-type="float">
            <text:p>1169.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4723" calcext:value-type="float">
            <text:p>204723</text:p>
          </table:table-cell>
          <table:table-cell table:number-columns-repeated="6"/>
          <table:table-cell table:formula="of:=[.B209]/[.A209]" office:value-type="float" office:value="1169.84571428571" calcext:value-type="float">
            <text:p>1169.84571428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2842" calcext:value-type="float">
            <text:p>72842</text:p>
          </table:table-cell>
          <table:table-cell table:number-columns-repeated="6"/>
          <table:table-cell table:formula="of:=[.B210]/[.A210]" office:value-type="float" office:value="1174.87096774194" calcext:value-type="float">
            <text:p>1174.87096774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838" calcext:value-type="float">
            <text:p>32838</text:p>
          </table:table-cell>
          <table:table-cell table:number-columns-repeated="6"/>
          <table:table-cell table:formula="of:=[.B211]/[.A211]" office:value-type="float" office:value="1172.78571428571" calcext:value-type="float">
            <text:p>1172.78571428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738" calcext:value-type="float">
            <text:p>78738</text:p>
          </table:table-cell>
          <table:table-cell table:number-columns-repeated="6"/>
          <table:table-cell table:formula="of:=[.B212]/[.A212]" office:value-type="float" office:value="1175.19402985075" calcext:value-type="float">
            <text:p>1175.19402985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1035" calcext:value-type="float">
            <text:p>131035</text:p>
          </table:table-cell>
          <table:table-cell table:number-columns-repeated="6"/>
          <table:table-cell table:formula="of:=[.B213]/[.A213]" office:value-type="float" office:value="1159.6017699115" calcext:value-type="float">
            <text:p>1159.60176991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488" calcext:value-type="float">
            <text:p>78488</text:p>
          </table:table-cell>
          <table:table-cell table:number-columns-repeated="6"/>
          <table:table-cell table:formula="of:=[.B214]/[.A214]" office:value-type="float" office:value="1171.46268656716" calcext:value-type="float">
            <text:p>1171.462686567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47685" calcext:value-type="float">
            <text:p>547685</text:p>
          </table:table-cell>
          <table:table-cell table:number-columns-repeated="6"/>
          <table:table-cell table:formula="of:=[.B215]/[.A215]" office:value-type="float" office:value="1167.77185501066" calcext:value-type="float">
            <text:p>1167.77185501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165" calcext:value-type="float">
            <text:p>33165</text:p>
          </table:table-cell>
          <table:table-cell table:number-columns-repeated="6"/>
          <table:table-cell table:formula="of:=[.B216]/[.A216]" office:value-type="float" office:value="1143.62068965517" calcext:value-type="float">
            <text:p>1143.620689655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95528" calcext:value-type="float">
            <text:p>595528</text:p>
          </table:table-cell>
          <table:table-cell table:number-columns-repeated="6"/>
          <table:table-cell table:formula="of:=[.B217]/[.A217]" office:value-type="float" office:value="1169.99607072692" calcext:value-type="float">
            <text:p>1169.99607072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0719" calcext:value-type="float">
            <text:p>180719</text:p>
          </table:table-cell>
          <table:table-cell table:number-columns-repeated="6"/>
          <table:table-cell table:formula="of:=[.B218]/[.A218]" office:value-type="float" office:value="1173.5" calcext:value-type="float">
            <text:p>1173.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307" calcext:value-type="float">
            <text:p>61307</text:p>
          </table:table-cell>
          <table:table-cell table:number-columns-repeated="6"/>
          <table:table-cell table:formula="of:=[.B219]/[.A219]" office:value-type="float" office:value="1156.7358490566" calcext:value-type="float">
            <text:p>1156.73584905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014" calcext:value-type="float">
            <text:p>80014</text:p>
          </table:table-cell>
          <table:table-cell table:number-columns-repeated="6"/>
          <table:table-cell table:formula="of:=[.B220]/[.A220]" office:value-type="float" office:value="1176.67647058824" calcext:value-type="float">
            <text:p>1176.67647058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9814" calcext:value-type="float">
            <text:p>199814</text:p>
          </table:table-cell>
          <table:table-cell table:number-columns-repeated="6"/>
          <table:table-cell table:formula="of:=[.B221]/[.A221]" office:value-type="float" office:value="1168.50292397661" calcext:value-type="float">
            <text:p>1168.50292397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92905" calcext:value-type="float">
            <text:p>292905</text:p>
          </table:table-cell>
          <table:table-cell table:number-columns-repeated="6"/>
          <table:table-cell table:formula="of:=[.B222]/[.A222]" office:value-type="float" office:value="1171.62" calcext:value-type="float">
            <text:p>1171.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9503" calcext:value-type="float">
            <text:p>189503</text:p>
          </table:table-cell>
          <table:table-cell table:number-columns-repeated="6"/>
          <table:table-cell table:formula="of:=[.B223]/[.A223]" office:value-type="float" office:value="1169.77160493827" calcext:value-type="float">
            <text:p>1169.77160493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4666" calcext:value-type="float">
            <text:p>124666</text:p>
          </table:table-cell>
          <table:table-cell table:number-columns-repeated="6"/>
          <table:table-cell table:formula="of:=[.B224]/[.A224]" office:value-type="float" office:value="1176.09433962264" calcext:value-type="float">
            <text:p>1176.09433962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507" calcext:value-type="float">
            <text:p>89507</text:p>
          </table:table-cell>
          <table:table-cell table:number-columns-repeated="6"/>
          <table:table-cell table:formula="of:=[.B225]/[.A225]" office:value-type="float" office:value="1162.42857142857" calcext:value-type="float">
            <text:p>1162.42857142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6282" calcext:value-type="float">
            <text:p>146282</text:p>
          </table:table-cell>
          <table:table-cell table:number-columns-repeated="6"/>
          <table:table-cell table:formula="of:=[.B226]/[.A226]" office:value-type="float" office:value="1170.256" calcext:value-type="float">
            <text:p>1170.2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360" calcext:value-type="float">
            <text:p>49360</text:p>
          </table:table-cell>
          <table:table-cell table:number-columns-repeated="6"/>
          <table:table-cell table:formula="of:=[.B227]/[.A227]" office:value-type="float" office:value="1175.2380952381" calcext:value-type="float">
            <text:p>1175.238095238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7312" calcext:value-type="float">
            <text:p>197312</text:p>
          </table:table-cell>
          <table:table-cell table:number-columns-repeated="6"/>
          <table:table-cell table:formula="of:=[.B228]/[.A228]" office:value-type="float" office:value="1174.47619047619" calcext:value-type="float">
            <text:p>1174.47619047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0649" calcext:value-type="float">
            <text:p>140649</text:p>
          </table:table-cell>
          <table:table-cell table:number-columns-repeated="6"/>
          <table:table-cell table:formula="of:=[.B229]/[.A229]" office:value-type="float" office:value="1172.075" calcext:value-type="float">
            <text:p>1172.0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1695" calcext:value-type="float">
            <text:p>71695</text:p>
          </table:table-cell>
          <table:table-cell table:number-columns-repeated="6"/>
          <table:table-cell table:formula="of:=[.B230]/[.A230]" office:value-type="float" office:value="1175.32786885246" calcext:value-type="float">
            <text:p>1175.32786885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73632" calcext:value-type="float">
            <text:p>173632</text:p>
          </table:table-cell>
          <table:table-cell table:number-columns-repeated="6"/>
          <table:table-cell table:formula="of:=[.B231]/[.A231]" office:value-type="float" office:value="1173.18918918919" calcext:value-type="float">
            <text:p>1173.18918918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593" calcext:value-type="float">
            <text:p>73593</text:p>
          </table:table-cell>
          <table:table-cell table:number-columns-repeated="6"/>
          <table:table-cell table:formula="of:=[.B232]/[.A232]" office:value-type="float" office:value="1168.14285714286" calcext:value-type="float">
            <text:p>1168.14285714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4551" calcext:value-type="float">
            <text:p>84551</text:p>
          </table:table-cell>
          <table:table-cell table:number-columns-repeated="6"/>
          <table:table-cell table:formula="of:=[.B233]/[.A233]" office:value-type="float" office:value="1174.31944444444" calcext:value-type="float">
            <text:p>1174.319444444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248" calcext:value-type="float">
            <text:p>59248</text:p>
          </table:table-cell>
          <table:table-cell table:number-columns-repeated="6"/>
          <table:table-cell table:formula="of:=[.B234]/[.A234]" office:value-type="float" office:value="1161.72549019608" calcext:value-type="float">
            <text:p>1161.725490196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8050" calcext:value-type="float">
            <text:p>258050</text:p>
          </table:table-cell>
          <table:table-cell table:number-columns-repeated="6"/>
          <table:table-cell table:formula="of:=[.B235]/[.A235]" office:value-type="float" office:value="1172.95454545455" calcext:value-type="float">
            <text:p>1172.954545454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94409" calcext:value-type="float">
            <text:p>294409</text:p>
          </table:table-cell>
          <table:table-cell table:number-columns-repeated="6"/>
          <table:table-cell table:formula="of:=[.B236]/[.A236]" office:value-type="float" office:value="1168.28968253968" calcext:value-type="float">
            <text:p>1168.28968253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09" calcext:value-type="float">
            <text:p>9409</text:p>
          </table:table-cell>
          <table:table-cell table:number-columns-repeated="6"/>
          <table:table-cell table:formula="of:=[.B237]/[.A237]" office:value-type="float" office:value="1176.125" calcext:value-type="float">
            <text:p>1176.1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62923" calcext:value-type="float">
            <text:p>262923</text:p>
          </table:table-cell>
          <table:table-cell table:number-columns-repeated="6"/>
          <table:table-cell table:formula="of:=[.B238]/[.A238]" office:value-type="float" office:value="1168.54666666667" calcext:value-type="float">
            <text:p>1168.54666666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1310" calcext:value-type="float">
            <text:p>191310</text:p>
          </table:table-cell>
          <table:table-cell table:number-columns-repeated="6"/>
          <table:table-cell table:formula="of:=[.B239]/[.A239]" office:value-type="float" office:value="1173.68098159509" calcext:value-type="float">
            <text:p>1173.68098159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841" calcext:value-type="float">
            <text:p>19841</text:p>
          </table:table-cell>
          <table:table-cell table:number-columns-repeated="6"/>
          <table:table-cell table:formula="of:=[.B240]/[.A240]" office:value-type="float" office:value="1167.11764705882" calcext:value-type="float">
            <text:p>1167.117647058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7472" calcext:value-type="float">
            <text:p>157472</text:p>
          </table:table-cell>
          <table:table-cell table:number-columns-repeated="6"/>
          <table:table-cell table:formula="of:=[.B241]/[.A241]" office:value-type="float" office:value="1175.16417910448" calcext:value-type="float">
            <text:p>1175.16417910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807" calcext:value-type="float">
            <text:p>79807</text:p>
          </table:table-cell>
          <table:table-cell table:number-columns-repeated="6"/>
          <table:table-cell table:formula="of:=[.B242]/[.A242]" office:value-type="float" office:value="1173.63235294118" calcext:value-type="float">
            <text:p>1173.63235294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562" calcext:value-type="float">
            <text:p>78562</text:p>
          </table:table-cell>
          <table:table-cell table:number-columns-repeated="6"/>
          <table:table-cell table:formula="of:=[.B243]/[.A243]" office:value-type="float" office:value="1172.5671641791" calcext:value-type="float">
            <text:p>1172.567164179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15784" calcext:value-type="float">
            <text:p>415784</text:p>
          </table:table-cell>
          <table:table-cell table:number-columns-repeated="6"/>
          <table:table-cell table:formula="of:=[.B244]/[.A244]" office:value-type="float" office:value="1164.66106442577" calcext:value-type="float">
            <text:p>1164.661064425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4498" calcext:value-type="float">
            <text:p>254498</text:p>
          </table:table-cell>
          <table:table-cell table:number-columns-repeated="6"/>
          <table:table-cell table:formula="of:=[.B245]/[.A245]" office:value-type="float" office:value="1172.80184331797" calcext:value-type="float">
            <text:p>1172.8018433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029" calcext:value-type="float">
            <text:p>67029</text:p>
          </table:table-cell>
          <table:table-cell table:number-columns-repeated="6"/>
          <table:table-cell table:formula="of:=[.B246]/[.A246]" office:value-type="float" office:value="1175.94736842105" calcext:value-type="float">
            <text:p>1175.94736842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548" calcext:value-type="float">
            <text:p>112548</text:p>
          </table:table-cell>
          <table:table-cell table:number-columns-repeated="6"/>
          <table:table-cell table:formula="of:=[.B247]/[.A247]" office:value-type="float" office:value="1172.375" calcext:value-type="float">
            <text:p>1172.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04" calcext:value-type="float">
            <text:p>3504</text:p>
          </table:table-cell>
          <table:table-cell table:number-columns-repeated="6"/>
          <table:table-cell table:formula="of:=[.B248]/[.A248]"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05" calcext:value-type="float">
            <text:p>23105</text:p>
          </table:table-cell>
          <table:table-cell table:number-columns-repeated="6"/>
          <table:table-cell table:formula="of:=[.B249]/[.A249]" office:value-type="float" office:value="1216.05263157895" calcext:value-type="float">
            <text:p>1216.05263157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52702" calcext:value-type="float">
            <text:p>552702</text:p>
          </table:table-cell>
          <table:table-cell table:number-columns-repeated="6"/>
          <table:table-cell table:formula="of:=[.B250]/[.A250]" office:value-type="float" office:value="1228.22666666667" calcext:value-type="float">
            <text:p>1228.226666666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75904" calcext:value-type="float">
            <text:p>475904</text:p>
          </table:table-cell>
          <table:table-cell table:number-columns-repeated="6"/>
          <table:table-cell table:formula="of:=[.B251]/[.A251]" office:value-type="float" office:value="1217.14578005115" calcext:value-type="float">
            <text:p>1217.14578005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2085" calcext:value-type="float">
            <text:p>202085</text:p>
          </table:table-cell>
          <table:table-cell table:number-columns-repeated="6"/>
          <table:table-cell table:formula="of:=[.B252]/[.A252]" office:value-type="float" office:value="1224.75757575758" calcext:value-type="float">
            <text:p>1224.75757575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4064" calcext:value-type="float">
            <text:p>104064</text:p>
          </table:table-cell>
          <table:table-cell table:number-columns-repeated="6"/>
          <table:table-cell table:formula="of:=[.B253]/[.A253]" office:value-type="float" office:value="1224.28235294118" calcext:value-type="float">
            <text:p>1224.28235294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0541" calcext:value-type="float">
            <text:p>150541</text:p>
          </table:table-cell>
          <table:table-cell table:number-columns-repeated="6"/>
          <table:table-cell table:formula="of:=[.B254]/[.A254]" office:value-type="float" office:value="1223.91056910569" calcext:value-type="float">
            <text:p>1223.910569105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9548" calcext:value-type="float">
            <text:p>229548</text:p>
          </table:table-cell>
          <table:table-cell table:number-columns-repeated="6"/>
          <table:table-cell table:formula="of:=[.B255]/[.A255]" office:value-type="float" office:value="1208.14736842105" calcext:value-type="float">
            <text:p>1208.1473684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nshi Geng</meta:initial-creator>
    <meta:creation-date>2016-04-04T09:29:42.200182296</meta:creation-date>
    <dc:date>2016-04-04T09:33:28.222822263</dc:date>
    <dc:creator>Runshi Geng</dc:creator>
    <meta:editing-duration>P0D</meta:editing-duration>
    <meta:editing-cycles>1</meta:editing-cycles>
    <meta:document-statistic meta:table-count="1" meta:cell-count="767" meta:object-count="0"/>
    <meta:generator>LibreOffice/4.2.8.2$Linux_X86_64 LibreOffice_project/420m0$Build-2</meta:generator>
  </office:meta>
</office:document-meta>
</file>